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myStudy3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Study3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guitar</text:p>
          </table:table-cell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hologram</text:p>
          </table:table-cell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tudy33" style:display-name="PageStyle_myStudy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5" meta:object-count="0"/>
    <meta:generator>LibreOfficeDev/6.0.5.2$Linux_X86_64 LibreOffice_project/</meta:generator>
  </office:meta>
</office:document-meta>
</file>